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start="" draw:marker-end="رؤوس_20_الأسهم_20_1" draw:textarea-vertical-align="middle"/>
    </style:style>
    <style:style style:name="gr8" style:family="graphic" style:parent-style-name="standard">
      <style:graphic-properties draw:marker-end="رؤوس_20_الأسهم_20_1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10" style:family="graphic" style:parent-style-name="standard">
      <style:graphic-properties draw:marker-start="" draw:marker-end="رؤوس_20_الأسهم_20_1"/>
    </style:style>
    <style:style style:name="gr11" style:family="graphic" style:parent-style-name="standard">
      <style:graphic-properties draw:marker-end="رؤوس_20_الأسهم_20_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الافتراضي">
        <draw:custom-shape draw:style-name="gr1" draw:text-style-name="P1" draw:layer="layout" svg:width="9cm" svg:height="5.1cm" svg:x="13.1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5.6cm" svg:y="9.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9cm" svg:height="1.6cm" svg:x="24.1cm" svg:y="6.9cm">
          <text:p text:style-name="P1"><text:span text:style-name="T1">الشفرة</text:span></text:p>
          <text:p text:style-name="P1"><text:span text:style-name="T1">المصدرية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5cm" svg:height="2.4cm" svg:x="18.9cm" svg:y="6.5cm">
          <text:p text:style-name="P1"><text:span text:style-name="T1">المرمّز</text:span></text:p>
          <text:p text:style-name="P1"><text:span text:style-name="T1">Lex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5cm" svg:height="1cm" svg:x="6.2cm" svg:y="10.5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4cm" svg:y1="7cm" svg:x2="8.4cm" svg:y2="9.5cm">
          <text:p/>
        </draw:line>
        <draw:custom-shape draw:style-name="gr3" draw:text-style-name="P2" xml:id="id8" draw:id="id8" draw:layer="layout" svg:width="2.9cm" svg:height="1.6cm" svg:x="1cm" svg:y="6.9cm">
          <text:p text:style-name="P1"><text:span text:style-name="T1">الشفرة</text:span></text:p>
          <text:p text:style-name="P1"><text:span text:style-name="T1">التنفيذية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4.1cm" svg:y1="7.7cm" svg:x2="21.4cm" svg:y2="7.7cm" draw:start-shape="id1" draw:start-glue-point="3" draw:end-shape="id2" draw:end-glue-point="1" svg:d="m24100 7700h-2700" svg:viewBox="0 0 2701 1">
          <text:p/>
        </draw:connector>
        <draw:connector draw:style-name="gr8" draw:text-style-name="P1" draw:layer="layout" svg:x1="18.9cm" svg:y1="7.7cm" svg:x2="16.5cm" svg:y2="7.7cm" draw:start-shape="id2" draw:start-glue-point="3" draw:end-shape="id3" draw:end-glue-point="1" svg:d="m18900 7700h-2400" svg:viewBox="0 0 2401 1">
          <text:p/>
        </draw:connector>
        <draw:connector draw:style-name="gr8" draw:text-style-name="P1" draw:layer="layout" svg:x1="13.8cm" svg:y1="7.7cm" svg:x2="10.7cm" svg:y2="11cm" draw:start-shape="id3" draw:start-glue-point="3" draw:end-shape="id4" draw:end-glue-point="1" svg:d="m13800 7700h-1550v3300h-1550" svg:viewBox="0 0 3101 3301">
          <text:p/>
        </draw:connector>
        <draw:custom-shape draw:style-name="gr4" draw:text-style-name="P2" xml:id="id3" draw:id="id3" draw:layer="layout" svg:width="2.7cm" svg:height="2.4cm" svg:x="13.8cm" svg:y="6.5cm">
          <text:p text:style-name="P1"><text:span text:style-name="T1">المُعرِب</text:span></text:p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666cm" svg:height="0.704cm" svg:x="22.244cm" svg:y="7.7cm">
          <draw:text-box>
            <text:p><text:span text:style-name="T2">محارف</text:span></text:p>
          </draw:text-box>
        </draw:frame>
        <draw:frame draw:style-name="gr9" draw:text-style-name="P3" draw:layer="layout" svg:width="1.285cm" svg:height="0.704cm" svg:x="17.126cm" svg:y="7.7cm">
          <draw:text-box>
            <text:p><text:span text:style-name="T2">رموز</text:span></text:p>
          </draw:text-box>
        </draw:frame>
        <draw:frame draw:style-name="gr9" draw:text-style-name="P4" draw:layer="layout" svg:width="3.36cm" svg:height="1.243cm" svg:x="8.951cm" svg:y="7.214cm">
          <draw:text-box>
            <text:p><text:span text:style-name="T1">بيانات مُعرَبة \</text:span></text:p>
            <text:p><text:span text:style-name="T1">إشعارات إعرابية</text:span></text:p>
          </draw:text-box>
        </draw:frame>
        <draw:custom-shape draw:style-name="gr5" draw:text-style-name="P2" draw:layer="layout" svg:width="4.5cm" svg:height="1cm" svg:x="6.1cm" svg:y="10.6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4.5cm" svg:height="1cm" svg:x="6cm" svg:y="10.7cm">
          <text:p text:style-name="P1"><text:span text:style-name="T1">معالج بناء</text:span></text:p>
          <text:p text:style-name="P1"><text:span text:style-name="T1">Build Handler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153cm" svg:height="0.747cm" svg:x="7.351cm" svg:y="9.692cm">
          <draw:text-box>
            <text:p><text:span text:style-name="T1">مكتبة بناء</text:span></text:p>
          </draw:text-box>
        </draw:frame>
        <draw:custom-shape draw:style-name="gr2" draw:text-style-name="P1" draw:layer="layout" svg:width="5.7cm" svg:height="2.4cm" svg:x="5.6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5cm" svg:height="1cm" svg:x="6.2cm" svg:y="5.2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cm" svg:height="1cm" svg:x="6.1cm" svg:y="5.3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5cm" svg:height="1cm" svg:x="6cm" svg:y="5.4cm">
          <text:p text:style-name="P1"><text:span text:style-name="T1">معالج بناء</text:span></text:p>
          <text:p text:style-name="P1"><text:span text:style-name="T1">Build Handler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153cm" svg:height="0.747cm" svg:x="7.351cm" svg:y="4.392cm">
          <draw:text-box>
            <text:p><text:span text:style-name="T1">مكتبة بناء</text:span></text:p>
          </draw:text-box>
        </draw:frame>
        <draw:custom-shape draw:style-name="gr2" draw:text-style-name="P1" draw:layer="layout" svg:width="5.7cm" svg:height="2.4cm" svg:x="5.6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5cm" svg:height="1cm" svg:x="6.2cm" svg:y="1.9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cm" svg:height="1cm" svg:x="6.1cm" svg:y="2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4.5cm" svg:height="1cm" svg:x="6cm" svg:y="2.1cm">
          <text:p text:style-name="P1"><text:span text:style-name="T1">معالج بناء</text:span></text:p>
          <text:p text:style-name="P1"><text:span text:style-name="T1">Build Handler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153cm" svg:height="0.747cm" svg:x="7.351cm" svg:y="1.092cm">
          <draw:text-box>
            <text:p><text:span text:style-name="T1">مكتبة بناء</text:span></text:p>
          </draw:text-box>
        </draw:frame>
        <draw:connector draw:style-name="gr10" draw:text-style-name="P1" draw:layer="layout" svg:x1="13.8cm" svg:y1="7.7cm" svg:x2="10.7cm" svg:y2="5.7cm" draw:start-shape="id3" draw:start-glue-point="3" draw:end-shape="id5" draw:end-glue-point="1" svg:d="m13800 7700h-1550v-2000h-1550" svg:viewBox="0 0 3101 2001">
          <text:p/>
        </draw:connector>
        <draw:connector draw:style-name="gr11" draw:text-style-name="P1" draw:layer="layout" svg:x1="13.8cm" svg:y1="7.7cm" svg:x2="10.7cm" svg:y2="2.4cm" draw:start-shape="id3" draw:start-glue-point="3" draw:end-shape="id6" draw:end-glue-point="1" svg:d="m13800 7700h-1550v-5300h-1550" svg:viewBox="0 0 3101 5301">
          <text:p/>
        </draw:connector>
        <draw:connector draw:style-name="standard" draw:text-style-name="P1" draw:layer="layout" svg:x1="6cm" svg:y1="5.9cm" svg:x2="3.9cm" svg:y2="7.7cm" draw:start-shape="id7" draw:start-glue-point="3" draw:end-shape="id8" draw:end-glue-point="1" svg:d="m6000 5900h-1050v1800h-1050" svg:viewBox="0 0 2101 1801">
          <text:p/>
        </draw:connector>
        <draw:connector draw:style-name="gr11" draw:text-style-name="P1" draw:layer="layout" svg:x1="6cm" svg:y1="11.2cm" svg:x2="3.9cm" svg:y2="7.7cm" draw:start-shape="id9" draw:start-glue-point="3" draw:end-shape="id8" svg:d="m6000 11200h-1050v-3500h-1050" svg:viewBox="0 0 2101 3501">
          <text:p/>
        </draw:connector>
        <draw:connector draw:style-name="standard" draw:text-style-name="P1" draw:layer="layout" svg:x1="6cm" svg:y1="2.6cm" svg:x2="3.9cm" svg:y2="7.7cm" draw:start-shape="id10" draw:start-glue-point="3" draw:end-shape="id8" draw:end-glue-point="1" svg:d="m6000 2600h-1050v5100h-1050" svg:viewBox="0 0 2101 5101">
          <text:p/>
        </draw:connector>
        <draw:frame draw:style-name="gr9" draw:text-style-name="P5" draw:layer="layout" svg:width="1.857cm" svg:height="0.903cm" svg:x="16.791cm" svg:y="4.939cm">
          <draw:text-box>
            <text:p><text:span text:style-name="T3">القل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رؤوس_20_الأسهم_20_1" draw:display-name="رؤوس الأسهم 1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KacstArt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الافتراضي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08:55:31.676152232</meta:creation-date>
    <dc:date>2014-02-24T18:28:23.502127935</dc:date>
    <meta:editing-duration>PT23H42M52S</meta:editing-duration>
    <meta:editing-cycles>12</meta:editing-cycles>
    <meta:generator>LibreOffice/4.1.5.3$Linux_X86_64 LibreOffice_project/410$Build-3</meta:generator>
    <meta:document-statistic meta:object-count="33"/>
  </office:meta>
</office:document-meta>
</file>